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e6e64c" fo:border-left="3pt solid #000000" fo:border-right="none" fo:border-top="3pt solid #000000"/>
    </style:style>
    <style:style style:name="ce2" style:family="table-cell" style:parent-style-name="Default">
      <style:table-cell-properties fo:border-bottom="none" fo:background-color="#e6e64c" fo:border-left="3pt solid #000000" fo:border-right="none" fo:border-top="none"/>
    </style:style>
    <style:style style:name="ce3" style:family="table-cell" style:parent-style-name="Default">
      <style:table-cell-properties fo:border-bottom="3pt solid #000000" fo:background-color="#e6e64c" fo:border-left="3pt solid #000000" fo:border-right="none" fo:border-top="none"/>
    </style:style>
    <style:style style:name="ce4" style:family="table-cell" style:parent-style-name="Default">
      <style:table-cell-properties fo:border-bottom="none" fo:background-color="#e6e64c" fo:border-left="none" fo:border-right="none" fo:border-top="3pt solid #000000"/>
    </style:style>
    <style:style style:name="ce5" style:family="table-cell" style:parent-style-name="Default">
      <style:table-cell-properties fo:background-color="#e6e64c"/>
    </style:style>
    <style:style style:name="ce6" style:family="table-cell" style:parent-style-name="Default">
      <style:table-cell-properties fo:border-bottom="3pt solid #000000" fo:background-color="#e6e64c" fo:border-left="none" fo:border-right="none" fo:border-top="none"/>
    </style:style>
    <style:style style:name="ce7" style:family="table-cell" style:parent-style-name="Default">
      <style:table-cell-properties fo:border-bottom="none" fo:background-color="#e6e64c" fo:border-left="none" fo:border-right="3pt solid #000000" fo:border-top="3pt solid #000000"/>
    </style:style>
    <style:style style:name="ce8" style:family="table-cell" style:parent-style-name="Default">
      <style:table-cell-properties fo:border-bottom="none" fo:background-color="#e6e64c" fo:border-left="none" fo:border-right="3pt solid #000000" fo:border-top="none"/>
    </style:style>
    <style:style style:name="ce9" style:family="table-cell" style:parent-style-name="Default">
      <style:table-cell-properties fo:border-bottom="3pt solid #000000" fo:background-color="#e6e64c" fo:border-left="none" fo:border-right="3pt solid #000000" fo:border-top="none"/>
    </style:style>
    <style:style style:name="ce10" style:family="table-cell" style:parent-style-name="Default">
      <style:table-cell-properties fo:background-color="#00ffff" fo:border="3pt solid #0099ff"/>
    </style:style>
    <style:style style:name="P1" style:family="paragraph">
      <style:paragraph-properties fo:text-align="center"/>
    </style:style>
  </office:automatic-styles>
  <office:body>
    <office:spreadsheet>
      <table:calculation-settings table:automatic-find-labels="false"/>
      <table:table table:name="CsvImport" table:style-name="ta1">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svImportButton" form:control-implementation="ooo:com.sun.star.form.component.CommandButton" xml:id="control1" form:id="control1" form:label="CSV Impor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form>
        </office:forms>
        <table:shapes>
          <draw:control draw:z-index="0" draw:text-style-name="P1" svg:width="61.32mm" svg:height="25.5mm" svg:x="25.08mm" svg:y="5.05mm" draw:control="control1"/>
        </table:shapes>
        <table:table-column table:style-name="co1" table:number-columns-repeated="6" table:default-cell-style-name="Default"/>
        <table:table-row table:style-name="ro1">
          <table:table-cell table:style-name="ce1"/>
          <table:table-cell table:style-name="ce4" table:number-columns-repeated="3"/>
          <table:table-cell table:style-name="ce7"/>
          <table:table-cell/>
        </table:table-row>
        <table:table-row table:style-name="ro1" table:number-rows-repeated="3">
          <table:table-cell table:style-name="ce2"/>
          <table:table-cell table:style-name="ce5" table:number-columns-repeated="3"/>
          <table:table-cell table:style-name="ce8"/>
          <table:table-cell/>
        </table:table-row>
        <table:table-row table:style-name="ro1">
          <table:table-cell table:style-name="ce2"/>
          <table:table-cell table:style-name="ce5" table:number-columns-repeated="3"/>
          <table:table-cell table:style-name="ce8"/>
          <table:table-cell office:value-type="string" calcext:value-type="string">
            <text:p>Push button, New Book created. It’s CSV imported.</text:p>
          </table:table-cell>
        </table:table-row>
        <table:table-row table:style-name="ro1" table:number-rows-repeated="2">
          <table:table-cell table:style-name="ce2"/>
          <table:table-cell table:style-name="ce5" table:number-columns-repeated="3"/>
          <table:table-cell table:style-name="ce8"/>
          <table:table-cell/>
        </table:table-row>
        <table:table-row table:style-name="ro1">
          <table:table-cell table:style-name="ce3"/>
          <table:table-cell table:style-name="ce6" table:number-columns-repeated="3"/>
          <table:table-cell table:style-name="ce9"/>
          <table:table-cell/>
        </table:table-row>
        <table:table-row table:style-name="ro1" table:number-rows-repeated="2">
          <table:table-cell table:number-columns-repeated="6"/>
        </table:table-row>
        <table:table-row table:style-name="ro1">
          <table:table-cell table:number-columns-repeated="5"/>
          <table:table-cell office:value-type="string" calcext:value-type="string">
            <text:p>Folder Path (フォルダーパス)</text:p>
          </table:table-cell>
        </table:table-row>
        <table:table-row table:style-name="ro1">
          <table:table-cell table:number-columns-repeated="6"/>
        </table:table-row>
        <table:table-row table:style-name="ro1">
          <table:table-cell/>
          <table:table-cell office:value-type="string" calcext:value-type="string">
            <text:p>Folder</text:p>
          </table:table-cell>
          <table:table-cell/>
          <table:table-cell office:value-type="string" calcext:value-type="string">
            <text:p>信頼のおけるフォルダー</text:p>
          </table:table-cell>
          <table:table-cell/>
          <table:table-cell table:style-name="ce10" office:value-type="string" calcext:value-type="string">
            <text:p>C:\Users\Takahashi\Documents\muzudho\Unity\KifuwarabeFighter2\KifuwarabeFighter2\</text:p>
          </table:table-cell>
        </table:table-row>
        <table:table-row table:style-name="ro1">
          <table:table-cell table:number-columns-repeated="6"/>
        </table:table-row>
        <table:table-row table:style-name="ro1">
          <table:table-cell table:number-columns-repeated="5"/>
          <table:table-cell office:value-type="string" calcext:value-type="string">
            <text:p>File Name (ファイル名)</text:p>
          </table:table-cell>
        </table:table-row>
        <table:table-row table:style-name="ro1">
          <table:table-cell table:number-columns-repeated="6"/>
        </table:table-row>
        <table:table-row table:style-name="ro1">
          <table:table-cell/>
          <table:table-cell office:value-type="string" calcext:value-type="string">
            <text:p>parameters</text:p>
          </table:table-cell>
          <table:table-cell/>
          <table:table-cell office:value-type="string" calcext:value-type="string">
            <text:p>引数一覧</text:p>
          </table:table-cell>
          <table:table-cell/>
          <table:table-cell table:style-name="ce10" office:value-type="string" calcext:value-type="string">
            <text:p>_log_(<text:a xlink:href="mailto:AniCon@Char3" xlink:type="simple">AniCon@Char3</text:a>)parameters.csv</text:p>
          </table:table-cell>
        </table:table-row>
        <table:table-row table:style-name="ro1">
          <table:table-cell table:number-columns-repeated="6"/>
        </table:table-row>
        <table:table-row table:style-name="ro1">
          <table:table-cell/>
          <table:table-cell office:value-type="string" calcext:value-type="string">
            <text:p>layers</text:p>
          </table:table-cell>
          <table:table-cell/>
          <table:table-cell office:value-type="string" calcext:value-type="string">
            <text:p>レイヤー一覧</text:p>
          </table:table-cell>
          <table:table-cell/>
          <table:table-cell table:style-name="ce10" office:value-type="string" calcext:value-type="string">
            <text:p>_log_(<text:a xlink:href="mailto:AniCon@Char3" xlink:type="simple">AniCon@Char3</text:a>)layers.csv</text:p>
          </table:table-cell>
        </table:table-row>
        <table:table-row table:style-name="ro1">
          <table:table-cell table:number-columns-repeated="6"/>
        </table:table-row>
        <table:table-row table:style-name="ro1">
          <table:table-cell/>
          <table:table-cell office:value-type="string" calcext:value-type="string">
            <text:p>stateMachines</text:p>
          </table:table-cell>
          <table:table-cell/>
          <table:table-cell office:value-type="string" calcext:value-type="string">
            <text:p>ステートマシーン一覧</text:p>
          </table:table-cell>
          <table:table-cell/>
          <table:table-cell table:style-name="ce10" office:value-type="string" calcext:value-type="string">
            <text:p>_log_(<text:a xlink:href="mailto:AniCon@Char3" xlink:type="simple">AniCon@Char3</text:a>)stateMachines.csv</text:p>
          </table:table-cell>
        </table:table-row>
        <table:table-row table:style-name="ro1">
          <table:table-cell table:number-columns-repeated="6"/>
        </table:table-row>
        <table:table-row table:style-name="ro1">
          <table:table-cell/>
          <table:table-cell office:value-type="string" calcext:value-type="string">
            <text:p>states</text:p>
          </table:table-cell>
          <table:table-cell/>
          <table:table-cell office:value-type="string" calcext:value-type="string">
            <text:p>ステート一覧</text:p>
          </table:table-cell>
          <table:table-cell/>
          <table:table-cell table:style-name="ce10" office:value-type="string" calcext:value-type="string">
            <text:p>_log_(<text:a xlink:href="mailto:AniCon@Char3" xlink:type="simple">AniCon@Char3</text:a>)states.csv</text:p>
          </table:table-cell>
        </table:table-row>
        <table:table-row table:style-name="ro1">
          <table:table-cell table:number-columns-repeated="6"/>
        </table:table-row>
        <table:table-row table:style-name="ro1">
          <table:table-cell/>
          <table:table-cell office:value-type="string" calcext:value-type="string">
            <text:p>transitions</text:p>
          </table:table-cell>
          <table:table-cell/>
          <table:table-cell office:value-type="string" calcext:value-type="string">
            <text:p>トランジション一覧</text:p>
          </table:table-cell>
          <table:table-cell/>
          <table:table-cell table:style-name="ce10" office:value-type="string" calcext:value-type="string">
            <text:p>_log_(<text:a xlink:href="mailto:AniCon@Char3" xlink:type="simple">AniCon@Char3</text:a>)transitions.csv</text:p>
          </table:table-cell>
        </table:table-row>
        <table:table-row table:style-name="ro1">
          <table:table-cell table:number-columns-repeated="6"/>
        </table:table-row>
        <table:table-row table:style-name="ro1">
          <table:table-cell/>
          <table:table-cell office:value-type="string" calcext:value-type="string">
            <text:p>conditions</text:p>
          </table:table-cell>
          <table:table-cell/>
          <table:table-cell office:value-type="string" calcext:value-type="string">
            <text:p>条件一覧</text:p>
          </table:table-cell>
          <table:table-cell/>
          <table:table-cell table:style-name="ce10" office:value-type="string" calcext:value-type="string">
            <text:p>_log_(<text:a xlink:href="mailto:AniCon@Char3" xlink:type="simple">AniCon@Char3</text:a>)conditions.csv</text:p>
          </table:table-cell>
        </table:table-row>
        <table:table-row table:style-name="ro1">
          <table:table-cell table:number-columns-repeated="6"/>
        </table:table-row>
        <table:table-row table:style-name="ro1">
          <table:table-cell/>
          <table:table-cell office:value-type="string" calcext:value-type="string">
            <text:p>positions</text:p>
          </table:table-cell>
          <table:table-cell/>
          <table:table-cell office:value-type="string" calcext:value-type="string">
            <text:p>位置一覧</text:p>
          </table:table-cell>
          <table:table-cell/>
          <table:table-cell table:style-name="ce10" office:value-type="string" calcext:value-type="string">
            <text:p>_log_(<text:a xlink:href="mailto:AniCon@Char3" xlink:type="simple">AniCon@Char3</text:a>)positions.csv</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1">0000/00/00</text:date>, <text:time style:data-style-name="N2" text:time-value="22:22:23.910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03:39:33.666000000</meta:creation-date>
    <dc:date>2017-02-01T22:24:16.886000000</dc:date>
    <meta:editing-duration>PT6H9M55S</meta:editing-duration>
    <meta:editing-cycles>243</meta:editing-cycles>
    <meta:generator>LibreOffice/5.2.5.1$Windows_x86 LibreOffice_project/0312e1a284a7d50ca85a365c316c7abbf20a4d22</meta:generator>
    <meta:document-statistic meta:table-count="1" meta:cell-count="27"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Sub Main
'msgbox "Hello World!!"

Dim oSheet as Object ' シート
Dim oSheets As Object ' シートのリスト
Dim sheetName As String ' シートの名前
Dim oDoc As Object ' 新しいブック
Dim Dummy() ' 使わない引数に
Dim folder As String ' 信頼のおけるディレクトリ
Dim file1 As String
Dim file2 As String
Dim file3 As String
Dim file4 As String
Dim file5 As String
Dim file6 As String
Dim file7 As String
Dim newFileName As String

' アクティブ・シートを取得
oSheet = ThisComponent.GetCurrentController.ActiveSheet

' ( column, row ) is 0 start.
folder = oSheet.getCellByPosition( 5, 12 ).String ' folder. end is "\"
file1 = folder &amp; oSheet.getCellByPosition( 5, 16 ).String ' parameters.csv
file2 = folder &amp; oSheet.getCellByPosition( 5, 18 ).String ' layers
file3 = folder &amp; oSheet.getCellByPosition( 5, 20 ).String ' stateMachines
file4 = folder &amp; oSheet.getCellByPosition( 5, 22 ).String ' states
file5 = folder &amp; oSheet.getCellByPosition( 5, 24 ).String ' transitions
file6 = folder &amp; oSheet.getCellByPosition( 5, 26 ).String ' conditions
file7 = folder &amp; oSheet.getCellByPosition( 5, 28 ).String ' positions
newFileName = "AnimationControllerData.ods"

oDoc = StarDesktop.loadComponentFromURL("private:factory/scalc", "_blank", 0, Dummy()) ' ブックを新規作成
oSheets = oDoc.getSheets() ' シートのリストを取得

'--------------------------------------------------------------------------------
' 最初からあるシートを名前変更

oSheet=oDoc.Sheets(0)
oSheet.Name="parameters"

'作成したシートへの書込
ReadCsv(file1, oSheet) ' CSV読込

'--------------------------------------------------------------------------------
' ２つ目のシートを作成

sheetName = "layers"

' シートを追加
if oSheets.hasByName(sheetName) = false then
	oSheets.insertNewByName(sheetName,1)
end if
oSheet = oSheets.getByName(sheetName)

'作成したシートへの書込
ReadCsv(file2, oSheet) ' CSV読込

'--------------------------------------------------------------------------------
' ３つ目のシートを作成

' シートの名前
sheetName = "stateMachines"

' シートを追加
if oSheets.hasByName(sheetName) = false then
	oSheets.insertNewByName(sheetName,2)
end if
oSheet = oSheets.getByName(sheetName)

'作成したシートへの書込
ReadCsv(file3, oSheet) ' CSV読込

'--------------------------------------------------------------------------------
' ４つ目のシートを作成

' シートの名前
sheetName = "states"

' シートを追加
if oSheets.hasByName(sheetName) = false then
	oSheets.insertNewByName(sheetName,3)
end if
oSheet = oSheets.getByName(sheetName)

'作成したシートへの書込
ReadCsv(file4, oSheet) ' CSV読込

'--------------------------------------------------------------------------------
' ５つ目のシートを作成

' シートの名前
sheetName = "transitions"

' シートを追加
if oSheets.hasByName(sheetName) = false then
	oSheets.insertNewByName(sheetName,4)
end if
oSheet = oSheets.getByName(sheetName)

'作成したシートへの書込
ReadCsv(file5, oSheet) ' CSV読込

'--------------------------------------------------------------------------------
' ６つ目のシートを作成

' シートの名前
sheetName = "conditions"

' シートを追加
if oSheets.hasByName(sheetName) = false then
	oSheets.insertNewByName(sheetName,5)
end if
oSheet = oSheets.getByName(sheetName)

'作成したシートへの書込
ReadCsv(file6, oSheet) ' CSV読込

'--------------------------------------------------------------------------------
' ７つ目のシートを作成

' シートの名前
sheetName = "positions"

' シートを追加
if oSheets.hasByName(sheetName) = false then
	oSheets.insertNewByName(sheetName,6)
end if
oSheet = oSheets.getByName(sheetName)

'作成したシートへの書込
ReadCsv(file7, oSheet) ' CSV読込

'--------------------------------------------------------------------------------
'C:test.odsとして保存
oDoc.storeAsURL(ConvertToUrl( folder &amp; newFileName), Dummy())

'ファイルを閉じる
oDoc.dispose

End Sub

'--------------------------------------------------------------------------------
' CSV読取
Sub ReadCsv(filename As String, oSheet as Object)

Dim fileHandle As Integer ' ファイルハンドル番号

fileHandle = Freefile
Open filename For Input As fileHandle ' 外部ファイルの内容をシートに読込む

Dim row As Integer
Dim source As String
row = 0
Do While not eof(fileHandle)
	Line Input #fileHandle, source

	CsvLineParser( source, row, oSheet )
		
	row = row + 1
Loop

Close #fileHandle

End Sub

Sub CsvLineParser(source As String, row As Integer, oSheet as Object)

	Dim caret As Integer
	Dim column As Integer
	Dim cell As String

	If Len(source) &lt; 1 Then
		Exit Sub
	End If ' 空文字列なら終わり

	caret = 1 ' 文字列の文字目は1スタート
	column = 0 ' テーブルの列は0スタート

	cell = "" ' １セル分の文字列
	Do While caret-1 &lt; Len(source) ' このループで１行分に対応
		Select Case Mid(source,caret,1)
			Case ",": ' トークンを出力して次へ。
				caret = caret + 1
				oSheet.getCellByPosition( column, row ).String = cell
				column = column + 1
				cell = ""
			Case """":
				' ここからリテラル文字列処理へ
				caret = caret + 1

				' エスケープしながら、単独「"」が出てくるまでそのまま出力。
				Do While caret-1 &lt; Len(source)
					If """"=Mid(source,caret,1) Then
						' これが単独の「"」なら終わり、２連続の「"」ならまだ終わらない。

						If caret + 1 - 1 = Len(source) Then
							caret = caret + 1
							Exit Do ' 「"」が最後の文字だったのなら、無視してループ抜け。
						ElseIf """" = Mid(source,caret+1,1) Then
							caret = caret + 2
							cell = cell &amp; """" ' 2文字目も「"」なら、２つの「""」すっとばして代わりに「"」を入れてループ続行。
						Else ' 2連続でない「"」なら、次の「,」の次までの空白等をスキップ。//【改変/】2012年10月30日変更。旧： index++;//【改変/】2017年02月01日変更。次のカンマの次まで飛ばした。旧： index+=2;
							caret = InStr( caret, source, "," )
							caret = caret + 1
							Exit Do
						End If
					Else
						cell = cell &amp; Mid(source,caret,1)
						caret = caret + 1 ' 通常文字なのでループ続行。
					End If
				Loop
				oSheet.getCellByPosition( column, row ).String = Trim(cell) ' 前後の空白はカット
				column = column + 1
				cell = ""
			Case Else: ' ダブルクォートされていない文字列か、ダブルクォートの前のスペースだ。
				cell = cell &amp; Mid(source,caret,1)
				caret = caret + 1
		End Select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